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304cm" table:align="left"/>
    </style:style>
    <style:style style:name="Tableau2.A" style:family="table-column">
      <style:table-column-properties style:column-width="17.304cm"/>
    </style:style>
    <style:style style:name="Tableau2.A1" style:family="table-cell">
      <style:table-cell-properties fo:padding="0.097cm" fo:border="0.002cm solid #000000"/>
    </style:style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7.332cm" table:align="margins"/>
    </style:style>
    <style:style style:name="Tableau4.A" style:family="table-column">
      <style:table-column-properties style:column-width="1.349cm" style:rel-column-width="5102*"/>
    </style:style>
    <style:style style:name="Tableau4.B" style:family="table-column">
      <style:table-column-properties style:column-width="15.983cm" style:rel-column-width="60433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fo:padding="0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Helvetica" fo:font-size="9pt" style:font-name-asian="Arial1" style:font-size-asian="9pt" style:font-name-complex="Arial1" style:font-size-complex="9pt"/>
    </style:style>
    <style:style style:name="P2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text-properties style:font-name="Helvetica"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Helvetica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Helvetica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5" style:family="paragraph" style:parent-style-name="Standard" style:list-style-name="L1">
      <style:paragraph-properties fo:margin-left="0cm" fo:margin-right="0.101cm" fo:text-align="justify" style:justify-single-word="false" fo:text-indent="0cm" style:auto-text-indent="false"/>
      <style:text-properties style:font-name="Helvetica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Helvetica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use-window-font-color="true" style:text-underline-style="none"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PCF#%</text:p>
      <text:p text:style-name="P4">%#include decisionNonValide#%</text:p>
      <text:p text:style-name="P5"/>
      <text:p text:style-name="P7">%=TitreDocument=%</text:p>
      <text:p text:style-name="P3"/>
      <text:p text:style-name="P8">%=DecisionNumero=% %=Nip=%</text:p>
      <text:p text:style-name="P9">%=AyantDroit=%</text:p>
      <text:p text:style-name="P5"/>
      <text:p text:style-name="P9">%=TitreTiers=%</text:p>
      <text:p text:style-name="P5"/>
      <text:p text:style-name="P9">%=Paragraphe1=%</text:p>
      <text:p text:style-name="P5"/>
      <text:p text:style-name="P9">%=Paragraphe2=%</text:p>
      <text:p text:style-name="P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%=PeriodeCalcul=% <text:span text:style-name="T1">%=DatePeriode=%</text:span> %=RemarqueSuite=% <text:span text:style-name="T1">%=DateFinPeriode=%</text:span></text:p>
            <text:p text:style-name="P1">%=TexteMontantPrestation=% <text:span text:style-name="T1">%=MontantPrestation=%</text:span></text:p>
            <text:p text:style-name="P1">%=CompteVersement=%</text:p>
          </table:table-cell>
        </table:table-row>
      </table:table>
      <text:p text:style-name="P10"><text:span text:style-name="T2">%#include </text:span><text:span text:style-name="T3">tableauPerseus</text:span><text:span text:style-name="T2">#%</text:span></text:p>
      <text:p text:style-name="P11">%=PersonneComprises=%</text:p>
      <text:list xml:id="list31513150" text:style-name="L1">
        <text:list-item>
          <text:p text:style-name="P15">%=NomPrenom=%</text:p>
        </text:list-item>
      </text:list>
      <text:p text:style-name="P16"/>
      <text:p text:style-name="P9">%=Paragraphe4=% <text:span text:style-name="T4">%=Paragraphe4Souligne=%</text:span> %=Paragraphe4Suite=% <text:span text:style-name="T1">%=Paragraphe4Gras=%</text:span></text:p>
      <text:p text:style-name="P5"/>
      <text:p text:style-name="P9">%=Salutations=%</text:p>
      <text:p text:style-name="P5"/>
      <text:p text:style-name="P12">%#include signatureStandard#%</text:p>
      <text:p text:style-name="P17">%=pushToEnd()=%</text:p>
      <text:p text:style-name="P13">%=Reclamation=%</text:p>
      <text:p text:style-name="P14">%=Texte_Reclamation=%</text:p>
      <text:p text:style-name="P1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%=Copie=%</text:p>
          </table:table-cell>
          <table:table-cell table:style-name="Tableau1.A1" office:value-type="string">
            <text:p text:style-name="P2">%=Texte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">%=Annexe=%</text:p>
          </table:table-cell>
          <table:table-cell table:style-name="Tableau4.A1" office:value-type="string">
            <text:p text:style-name="P2">%=TexteAnnexe=%</text:p>
          </table:table-cell>
        </table:table-row>
      </table:table>
      <text:p text:style-name="P6"/>
      <text:p text:style-name="P18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1:36:14.38</dc:date>
    <meta:printed-by>mike</meta:printed-by>
    <meta:print-date>2011-05-06T11:34:43</meta:print-date>
    <meta:editing-cycles>124</meta:editing-cycles>
    <meta:editing-duration>PT8H23M12S</meta:editing-duration>
    <meta:document-statistic meta:table-count="3" meta:image-count="0" meta:object-count="0" meta:page-count="2" meta:paragraph-count="25" meta:word-count="39" meta:character-count="596"/>
    <dc:creator>lga </dc:creator>
    <meta:user-defined meta:name="Info 1"/>
    <meta:user-defined meta:name="Info 2"/>
    <meta:user-defined meta:name="Info 3"/>
    <meta:user-defined meta:name="Info 4"/>
  </office:meta>
</office:document-meta>
</file>